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e126e" officeooo:paragraph-rsid="000e126e"/>
    </style:style>
    <style:style style:name="P2" style:family="paragraph" style:parent-style-name="Standard">
      <style:text-properties officeooo:rsid="000f479b" officeooo:paragraph-rsid="000f479b"/>
    </style:style>
    <style:style style:name="P3" style:family="paragraph" style:parent-style-name="Standard">
      <style:text-properties officeooo:rsid="00113e3f" officeooo:paragraph-rsid="00113e3f"/>
    </style:style>
    <style:style style:name="P4" style:family="paragraph" style:parent-style-name="Standard">
      <style:text-properties fo:font-weight="bold" officeooo:rsid="000e126e" officeooo:paragraph-rsid="000e126e" style:font-weight-asian="bold" style:font-weight-complex="bold"/>
    </style:style>
    <style:style style:name="P5" style:family="paragraph" style:parent-style-name="Standard">
      <style:text-properties fo:font-weight="bold" officeooo:rsid="000f479b" officeooo:paragraph-rsid="000f479b"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16pt" fo:font-weight="bold" officeooo:rsid="000e126e" officeooo:paragraph-rsid="000e126e" style:font-size-asian="16pt" style:font-weight-asian="bold" style:font-size-complex="16pt" style:font-weight-complex="bold"/>
    </style:style>
    <style:style style:name="P8" style:family="paragraph" style:parent-style-name="Standard">
      <style:text-properties officeooo:rsid="00135d15" officeooo:paragraph-rsid="00135d15"/>
    </style:style>
    <style:style style:name="P9" style:family="paragraph" style:parent-style-name="Standard">
      <style:paragraph-properties fo:text-align="justify" style:justify-single-word="false"/>
    </style:style>
    <style:style style:name="P10" style:family="paragraph" style:parent-style-name="Standard">
      <style:text-properties fo:font-style="italic" fo:font-weight="bold" officeooo:rsid="0013f6e3" officeooo:paragraph-rsid="0013f6e3" style:font-style-asian="italic" style:font-weight-asian="bold" style:font-style-complex="italic" style:font-weight-complex="bold"/>
    </style:style>
    <style:style style:name="P11" style:family="paragraph" style:parent-style-name="Standard" style:list-style-name="L1">
      <style:paragraph-properties fo:text-align="justify" style:justify-single-word="false"/>
      <style:text-properties officeooo:rsid="000f479b" officeooo:paragraph-rsid="000f479b"/>
    </style:style>
    <style:style style:name="P12" style:family="paragraph" style:parent-style-name="Standard">
      <style:text-properties officeooo:rsid="000e126e" officeooo:paragraph-rsid="000e126e"/>
    </style:style>
    <style:style style:name="P13" style:family="paragraph" style:parent-style-name="Standard">
      <style:paragraph-properties fo:text-align="justify" style:justify-single-word="false"/>
      <style:text-properties officeooo:rsid="000e126e" officeooo:paragraph-rsid="000e126e"/>
    </style:style>
    <style:style style:name="P14" style:family="paragraph" style:parent-style-name="Standard">
      <style:paragraph-properties fo:text-align="justify" style:justify-single-word="false"/>
      <style:text-properties officeooo:rsid="00153cf7" officeooo:paragraph-rsid="0015b7b1"/>
    </style:style>
    <style:style style:name="P15" style:family="paragraph" style:parent-style-name="Standard">
      <style:paragraph-properties fo:text-align="justify" style:justify-single-word="false"/>
      <style:text-properties officeooo:rsid="0016301b" officeooo:paragraph-rsid="0015b7b1"/>
    </style:style>
    <style:style style:name="P16" style:family="paragraph" style:parent-style-name="Standard">
      <style:paragraph-properties fo:text-align="justify" style:justify-single-word="false"/>
      <style:text-properties officeooo:rsid="00135d15" officeooo:paragraph-rsid="00135d15"/>
    </style:style>
    <style:style style:name="P17" style:family="paragraph" style:parent-style-name="Standard">
      <style:paragraph-properties fo:text-align="justify" style:justify-single-word="false"/>
      <style:text-properties officeooo:rsid="00135d15" officeooo:paragraph-rsid="0015b7b1"/>
    </style:style>
    <style:style style:name="P18" style:family="paragraph" style:parent-style-name="Standard">
      <style:paragraph-properties fo:text-align="justify" style:justify-single-word="false"/>
      <style:text-properties officeooo:rsid="0015b7b1" officeooo:paragraph-rsid="0015b7b1"/>
    </style:style>
    <style:style style:name="P19" style:family="paragraph" style:parent-style-name="Standard">
      <style:text-properties fo:font-style="italic" fo:font-weight="bold" officeooo:rsid="0013f6e3" officeooo:paragraph-rsid="0013f6e3"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officeooo:rsid="00113e3f" officeooo:paragraph-rsid="00113e3f"/>
    </style:style>
    <style:style style:name="T1" style:family="text">
      <style:text-properties fo:font-style="italic" style:font-style-asian="italic" style:font-style-complex="italic"/>
    </style:style>
    <style:style style:name="T2" style:family="text">
      <style:text-properties officeooo:rsid="00135d15"/>
    </style:style>
    <style:style style:name="T3" style:family="text">
      <style:text-properties officeooo:rsid="001a11a9"/>
    </style:style>
    <style:style style:name="T4" style:family="text">
      <style:text-properties officeooo:rsid="0015b7b1"/>
    </style:style>
    <style:style style:name="T5" style:family="text">
      <style:text-properties officeooo:rsid="00153cf7"/>
    </style:style>
    <style:style style:name="T6" style:family="text">
      <style:text-properties officeooo:rsid="00162e7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
      <text:p text:style-name="P7"/>
      <text:p text:style-name="P7"/>
      <text:p text:style-name="P7">Proposition de démarche pour entrer dans le sujet et dans les bases de données mises à disposition</text:p>
      <text:p text:style-name="P1"/>
      <text:p text:style-name="P4"/>
      <text:p text:style-name="P4"/>
      <text:p text:style-name="P4"/>
      <text:p text:style-name="P4"/>
      <text:p text:style-name="P4">1/ Découverte des bases de données qui seront mobilisées :</text:p>
      <text:p text:style-name="P3"/>
      <text:p text:style-name="P20">LR-WIOD (1965-2000) : Long-run WIOD : <text:a xlink:type="simple" xlink:href="https://www.rug.nl/ggdc/valuechain/long-run-wiod?lang=en" text:style-name="Internet_20_link" text:visited-style-name="Visited_20_Internet_20_Link">https://www.rug.nl/ggdc/valuechain/long-run-wiod?lang=en</text:a></text:p>
      <text:p text:style-name="P20">WIOD (2000-2014) : <text:a xlink:type="simple" xlink:href="https://www.rug.nl/ggdc/valuechain/wiod/wiod-2016-release" text:style-name="Internet_20_link" text:visited-style-name="Visited_20_Internet_20_Link">https://www.rug.nl/ggdc/valuechain/wiod/wiod-2016-release</text:a></text:p>
      <text:p text:style-name="P20">FIGARO (2010-2014) : <text:a xlink:type="simple" xlink:href="https://ec.europa.eu/eurostat/fr/web/esa-supply-use-input-tables/figaro" text:style-name="Internet_20_link" text:visited-style-name="Visited_20_Internet_20_Link">https://ec.europa.eu/eurostat/fr/web/esa-supply-use-input-tables/figaro</text:a></text:p>
      <text:p text:style-name="P20">S’appuyer sur le fichier XLS « StructDocs et TabPass…. » pour voir la structure des bases ainsi que les tables de passages entres nomenclatures géographiques et de branche (<text:span text:style-name="T1">Industry</text:span>)</text:p>
      <text:p text:style-name="P1"/>
      <text:p text:style-name="P4">2/ Découverte du MRIO Ecole sous Excel pour première manipulation d’un MRIO</text:p>
      <text:p text:style-name="P1"/>
      <text:p text:style-name="P8">Voir fichier XLS MRIO-ECOLE : Vérifier les égalités comptables, vérifier l’interprétation de chaque sous-matrice-bloc. </text:p>
      <text:p text:style-name="P1"/>
      <text:p text:style-name="P4">3/ Manipulation du MRIO Ecole sous R</text:p>
      <text:p text:style-name="P1"/>
      <text:p text:style-name="P16">S’appuyer sur le tuto. Attention a bien garder les fonctions au même niveau que le Rmd car elles sont nécessaires pour manipuler le MRIO ECOLE.</text:p>
      <text:p text:style-name="P13"/>
      <text:p text:style-name="P4">4/ Lecture de la littérature associée au projet</text:p>
      <text:p text:style-name="P1"/>
      <text:p text:style-name="P14">S appuyer en premier lieu sur la partie linkage du Hambye <text:span text:style-name="T4">p</text:span><text:span text:style-name="T3">uis dans un second temps sur </text:span><text:span text:style-name="T4">Hoen pour avoir une vue d’ensemble des méthodes de clustering.</text:span></text:p>
      <text:p text:style-name="P1"/>
      <text:p text:style-name="P4">5/ Tests et mise en œuvre sur MRIO ECOLE sous R : les codes seront suffisamment généralistes pour être déclinés aux vrais MRIO</text:p>
      <text:p text:style-name="Standard"/>
      <text:p text:style-name="P14">Tester notamment la fonction HEM et ses variantes amont/aval.</text:p>
      <text:p text:style-name="P14">Rajouter à cette fonction la possibilité de normalisation du résultat.</text:p>
      <text:p text:style-name="P15">S’appuyer sur le Hambye pour tester la formule de Temurshoev qui simplifie le calcul de l’indicateur HEM et permettra d’envisager de l’analyser en temporel (sinon avec la formule il y aura sûrement un problème de performance qui se posera).</text:p>
      <text:p text:style-name="P14">Créer les fonctions de backward / forward linkage en version normalisée et en utilisant la dimension multirégionale pour séparer les effets domestiques des effets importés.</text:p>
      <text:p text:style-name="P18">Mettre en place une méthode de clustering, parmi celles proposées par Hoen (et si possible plusieurs en les comparant)</text:p>
      <text:p text:style-name="P17"><text:span text:style-name="T5">Analyser </text:span><text:span text:style-name="T4">résultats de ce clustering a l’aide d’</text:span><text:span text:style-name="T5">indicateurs en temporel.</text:span></text:p>
      <text:p text:style-name="P17">Eviter dans la mesure du possible de fixer des dimensions en dur (propres à chaque MRIO).</text:p>
      <text:p text:style-name="P8"/>
      <text:p text:style-name="P10"/>
      <text:p text:style-name="P10"><text:soft-page-break/>5bis/ Tester jusqu’à quel point les ‘petits’ coefficients techniques sont nécessaires (mise à 0 progressive et impact sur les indicateurs agrégés)</text:p>
      <text:p text:style-name="Standard"/>
      <text:p text:style-name="P18">Il s’agit de tester l’utilité des ‘petits’ coefficients techniques au sein de la matrice A (matrice des coefficients techniques = CI / Prod). <text:span text:style-name="T6">Il s’agit de créer une fonction qui calcule le produit de l’inverse de Léontief avec la demande finale pour obtenir la production nécessair eà satisfaire la demanfe finale, puis de progressivement annuler les coefficients techniques inférieurs à un seuil donné, en remontant ce seuil et en évaluant à chaque fois la dégradation des résultats par rapport à la situation initiale. → l’objectif est de déterminer un compromis satisfaisant entre le seuil et la qualité des résultats. En augmentant les cases vides du TEI on réduit probablement les questions de performance pour le clustering (a verifier si le passage à travers l’inverse de Léontief confirme ce point).</text:span></text:p>
      <text:p text:style-name="Standard"/>
      <text:p text:style-name="P5">6/ Déclinaison sur chacun des 3 MRIO <text:span text:style-name="T2">pour reconstituer la période 1965-2020, </text:span>avec 2 vérifications importantes : </text:p>
      <text:p text:style-name="P5"/>
      <text:list xml:id="list1234109644" text:style-name="L1">
        <text:list-item>
          <text:p text:style-name="P11">Passage de l’année 2000 : Changement de nomenclature : NAF Rev.1 avant 2000 et NAF Rev.2 après 2000.</text:p>
        </text:list-item>
        <text:list-item>
          <text:p text:style-name="P11">Recouvrement des années 2000 à 2014 par les bases WIOD et FIGARO : Comparer si les messages sont cohérents.</text:p>
          <text:p text:style-name="P11"/>
        </text:list-item>
      </text:list>
      <text:p text:style-name="P20">Pour vérifier les recoupements il sera utile d’agréger les données dans une nomenclature commune ou proche.</text:p>
      <text:p text:style-name="P2"/>
      <text:p text:style-name="Standard"/>
      <text:p text:style-name="Standard"/>
      <text:p text:style-name="Standard"/>
      <text:p text:style-name="Standard"/>
      <text:p text:style-name="Standard"/>
      <text:p text:style-name="P6">Sujet 1bis</text:p>
      <text:p text:style-name="P6">Titre : Identifier les clusters de branches aux plus forts effets de leviers au sein de l’économie Française et en comparaison internationale</text:p>
      <text:p text:style-name="P9">De récentes bases de données sectorielles inter-pays permettent de décrire les relations inter-industrielles au tout au long des processus de production (au niveau Français mais aussi international). Elles permettent notamment de faire des analyses en ‘chaînes de valeurs’ et décrivant les transferts (de valeur ajoutée, d’emplois, d’émissions carbone) à chaque étape de la chaine de valeur. Cela permet de d’identifier de manière relativement fine ‘qui transmet à qui’. </text:p>
      <text:p text:style-name="P9">Des liens entre branches (dits indicateurs de ‘linkage’), dont la définition sera fournie par l’encadrant, peuvent être calculés au sein de ces bases de données. Plusieurs méthodes permettent de les regrouper afin d’identifier des clusters de branches a fort effet de levier. L’objectif du projet est d’implémenter au moins un indicateur de clustering de ce type.</text:p>
      <text:p text:style-name="P9">Dans un second temps, cet indicateur sera utilisé sur longue période (1965-2020) pour identifier la stabilité temporelle des clusters et identifier d’éventuels paterns entre pays.</text:p>
      <text:p text:style-name="P9">Les données n’étant homogènes que par périodes, l’analyse pourra se <text:s/>décliner à plusieurs niveaux de détail.</text:p>
      <text:p text:style-name="P9">Méthodes : Analyse factorielle multiple, clustering.</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fr" fo:country="FR" style:font-name-asian="Calibri" style:font-family-asian="Calibri"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2T22:30:46.321000000</dc:date>
    <dc:creator>Alexandre Bourgeois</dc:creator>
    <meta:editing-duration>PT1H17M49S</meta:editing-duration>
    <meta:editing-cycles>11</meta:editing-cycles>
    <meta:generator>LibreOffice/7.2.6.2$Windows_X86_64 LibreOffice_project/b0ec3a565991f7569a5a7f5d24fed7f52653d754</meta:generator>
    <meta:document-statistic meta:table-count="0" meta:image-count="0" meta:object-count="0" meta:page-count="2" meta:paragraph-count="33" meta:word-count="732" meta:character-count="4824" meta:non-whitespace-character-count="4123"/>
  </office:meta>
</office:document-meta>
</file>